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49in" svg:x="3.7705in" svg:y="1.6421in">
            <draw:object draw:notify-on-update-of-ranges="Sheet1.E5:Sheet1.E5 Sheet1.E6:Sheet1.E7 Sheet1.F5:Sheet1.F5 Sheet1.F6:Sheet1.F7 Sheet1.G5:Sheet1.G5 Sheet1.G6:Sheet1.G7 Sheet1.H5:Sheet1.H5 Sheet1.H6:Sheet1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spera (s)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folga deadline (s)</text:p>
          </table:table-cell>
          <table:table-cell table:number-columns-repeated="5"/>
        </table:table-row>
        <table:table-row table:style-name="ro1">
          <table:table-cell office:value-type="float" office:value="0.000557" calcext:value-type="float">
            <text:p>0.000557</text:p>
          </table:table-cell>
          <table:table-cell office:value-type="float" office:value="1.047668" calcext:value-type="float">
            <text:p>1.047668</text:p>
          </table:table-cell>
          <table:table-cell office:value-type="float" office:value="10.508451" calcext:value-type="float">
            <text:p>10.508451</text:p>
          </table:table-cell>
          <table:table-cell table:number-columns-repeated="5"/>
        </table:table-row>
        <table:table-row table:style-name="ro1">
          <table:table-cell office:value-type="float" office:value="0.001479" calcext:value-type="float">
            <text:p>0.001479</text:p>
          </table:table-cell>
          <table:table-cell office:value-type="float" office:value="1.003453" calcext:value-type="float">
            <text:p>1.003453</text:p>
          </table:table-cell>
          <table:table-cell office:value-type="float" office:value="3.185249" calcext:value-type="float">
            <text:p>3.185249</text:p>
          </table:table-cell>
          <table:table-cell table:number-columns-repeated="5"/>
        </table:table-row>
        <table:table-row table:style-name="ro1">
          <table:table-cell office:value-type="float" office:value="0.022101" calcext:value-type="float">
            <text:p>0.022101</text:p>
          </table:table-cell>
          <table:table-cell office:value-type="float" office:value="1.1812" calcext:value-type="float">
            <text:p>1.1812</text:p>
          </table:table-cell>
          <table:table-cell office:value-type="float" office:value="10.131915" calcext:value-type="float">
            <text:p>10.131915</text:p>
          </table:table-cell>
          <table:table-cell table:number-columns-repeated="5"/>
        </table:table-row>
        <table:table-row table:style-name="ro1">
          <table:table-cell office:value-type="float" office:value="0.024336" calcext:value-type="float">
            <text:p>0.024336</text:p>
          </table:table-cell>
          <table:table-cell office:value-type="float" office:value="1.039574" calcext:value-type="float">
            <text:p>1.039574</text:p>
          </table:table-cell>
          <table:table-cell office:value-type="float" office:value="14.015657" calcext:value-type="float">
            <text:p>14.015657</text:p>
          </table:table-cell>
          <table:table-cell table:number-columns-repeated="2"/>
          <table:table-cell office:value-type="string" calcext:value-type="string">
            <text:p>espera (s)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folga deadline (s)</text:p>
          </table:table-cell>
        </table:table-row>
        <table:table-row table:style-name="ro1">
          <table:table-cell office:value-type="float" office:value="0.022943" calcext:value-type="float">
            <text:p>0.022943</text:p>
          </table:table-cell>
          <table:table-cell office:value-type="float" office:value="1.013338" calcext:value-type="float">
            <text:p>1.013338</text:p>
          </table:table-cell>
          <table:table-cell office:value-type="float" office:value="8.407352" calcext:value-type="float">
            <text:p>8.407352</text:p>
          </table:table-cell>
          <table:table-cell/>
          <table:table-cell office:value-type="string" calcext:value-type="string">
            <text:p>media</text:p>
          </table:table-cell>
          <table:table-cell table:formula="of:=AVERAGE([.A2:.A61])" office:value-type="float" office:value="5.67321798333333" calcext:value-type="float">
            <text:p>5.6732179833</text:p>
          </table:table-cell>
          <table:table-cell table:formula="of:=AVERAGE([.B2:.B61])" office:value-type="float" office:value="15.4554126166667" calcext:value-type="float">
            <text:p>15.4554126167</text:p>
          </table:table-cell>
          <table:table-cell table:formula="of:=AVERAGE([.C2:.C61])" office:value-type="float" office:value="4.81076116666667" calcext:value-type="float">
            <text:p>4.8107611667</text:p>
          </table:table-cell>
        </table:table-row>
        <table:table-row table:style-name="ro1">
          <table:table-cell office:value-type="float" office:value="0.112322" calcext:value-type="float">
            <text:p>0.112322</text:p>
          </table:table-cell>
          <table:table-cell office:value-type="float" office:value="1.18153" calcext:value-type="float">
            <text:p>1.18153</text:p>
          </table:table-cell>
          <table:table-cell office:value-type="float" office:value="9.728247" calcext:value-type="float">
            <text:p>9.728247</text:p>
          </table:table-cell>
          <table:table-cell/>
          <table:table-cell office:value-type="string" calcext:value-type="string">
            <text:p>desvio</text:p>
          </table:table-cell>
          <table:table-cell table:formula="of:=STDEV([.A2:.A62])" office:value-type="float" office:value="4.84155617208131" calcext:value-type="float">
            <text:p>4.8415561721</text:p>
          </table:table-cell>
          <table:table-cell table:formula="of:=STDEV([.B2:.B62])" office:value-type="float" office:value="39.0325388013129" calcext:value-type="float">
            <text:p>39.0325388013</text:p>
          </table:table-cell>
          <table:table-cell table:formula="of:=STDEV([.C2:.C62])" office:value-type="float" office:value="2.25518085030698" calcext:value-type="float">
            <text:p>2.2551808503</text:p>
          </table:table-cell>
        </table:table-row>
        <table:table-row table:style-name="ro1">
          <table:table-cell office:value-type="float" office:value="0.480624" calcext:value-type="float">
            <text:p>0.480624</text:p>
          </table:table-cell>
          <table:table-cell office:value-type="float" office:value="1.369745" calcext:value-type="float">
            <text:p>1.369745</text:p>
          </table:table-cell>
          <table:table-cell office:value-type="float" office:value="9.975589" calcext:value-type="float">
            <text:p>9.975589</text:p>
          </table:table-cell>
          <table:table-cell table:number-columns-repeated="5"/>
        </table:table-row>
        <table:table-row table:style-name="ro1">
          <table:table-cell office:value-type="float" office:value="0.02461" calcext:value-type="float">
            <text:p>0.02461</text:p>
          </table:table-cell>
          <table:table-cell office:value-type="float" office:value="1.015942" calcext:value-type="float">
            <text:p>1.015942</text:p>
          </table:table-cell>
          <table:table-cell office:value-type="float" office:value="0.979835" calcext:value-type="float">
            <text:p>0.979835</text:p>
          </table:table-cell>
          <table:table-cell table:number-columns-repeated="5"/>
        </table:table-row>
        <table:table-row table:style-name="ro1">
          <table:table-cell office:value-type="float" office:value="0.949731" calcext:value-type="float">
            <text:p>0.949731</text:p>
          </table:table-cell>
          <table:table-cell office:value-type="float" office:value="1.633645" calcext:value-type="float">
            <text:p>1.633645</text:p>
          </table:table-cell>
          <table:table-cell office:value-type="float" office:value="3.525637" calcext:value-type="float">
            <text:p>3.525637</text:p>
          </table:table-cell>
          <table:table-cell table:number-columns-repeated="5"/>
        </table:table-row>
        <table:table-row table:style-name="ro1">
          <table:table-cell office:value-type="float" office:value="1.037952" calcext:value-type="float">
            <text:p>1.037952</text:p>
          </table:table-cell>
          <table:table-cell office:value-type="float" office:value="2.593004" calcext:value-type="float">
            <text:p>2.593004</text:p>
          </table:table-cell>
          <table:table-cell office:value-type="float" office:value="3.490352" calcext:value-type="float">
            <text:p>3.490352</text:p>
          </table:table-cell>
          <table:table-cell table:number-columns-repeated="5"/>
        </table:table-row>
        <table:table-row table:style-name="ro1">
          <table:table-cell office:value-type="float" office:value="0.052713" calcext:value-type="float">
            <text:p>0.052713</text:p>
          </table:table-cell>
          <table:table-cell office:value-type="float" office:value="1.03145" calcext:value-type="float">
            <text:p>1.03145</text:p>
          </table:table-cell>
          <table:table-cell office:value-type="float" office:value="1.362636" calcext:value-type="float">
            <text:p>1.362636</text:p>
          </table:table-cell>
          <table:table-cell table:number-columns-repeated="5"/>
        </table:table-row>
        <table:table-row table:style-name="ro1">
          <table:table-cell office:value-type="float" office:value="1.291053" calcext:value-type="float">
            <text:p>1.291053</text:p>
          </table:table-cell>
          <table:table-cell office:value-type="float" office:value="5.140632" calcext:value-type="float">
            <text:p>5.140632</text:p>
          </table:table-cell>
          <table:table-cell office:value-type="float" office:value="3.691188" calcext:value-type="float">
            <text:p>3.691188</text:p>
          </table:table-cell>
          <table:table-cell table:number-columns-repeated="5"/>
        </table:table-row>
        <table:table-row table:style-name="ro1">
          <table:table-cell office:value-type="float" office:value="1.818716" calcext:value-type="float">
            <text:p>1.818716</text:p>
          </table:table-cell>
          <table:table-cell office:value-type="float" office:value="2.141179" calcext:value-type="float">
            <text:p>2.141179</text:p>
          </table:table-cell>
          <table:table-cell office:value-type="float" office:value="4.819909" calcext:value-type="float">
            <text:p>4.819909</text:p>
          </table:table-cell>
          <table:table-cell table:number-columns-repeated="5"/>
        </table:table-row>
        <table:table-row table:style-name="ro1">
          <table:table-cell office:value-type="float" office:value="0.083815" calcext:value-type="float">
            <text:p>0.083815</text:p>
          </table:table-cell>
          <table:table-cell office:value-type="float" office:value="1.056277" calcext:value-type="float">
            <text:p>1.056277</text:p>
          </table:table-cell>
          <table:table-cell office:value-type="float" office:value="0.260274" calcext:value-type="float">
            <text:p>0.260274</text:p>
          </table:table-cell>
          <table:table-cell table:number-columns-repeated="5"/>
        </table:table-row>
        <table:table-row table:style-name="ro1">
          <table:table-cell office:value-type="float" office:value="0.016465" calcext:value-type="float">
            <text:p>0.016465</text:p>
          </table:table-cell>
          <table:table-cell office:value-type="float" office:value="1.009051" calcext:value-type="float">
            <text:p>1.009051</text:p>
          </table:table-cell>
          <table:table-cell office:value-type="float" office:value="2.646101" calcext:value-type="float">
            <text:p>2.646101</text:p>
          </table:table-cell>
          <table:table-cell table:number-columns-repeated="5"/>
        </table:table-row>
        <table:table-row table:style-name="ro1">
          <table:table-cell office:value-type="float" office:value="0.023541" calcext:value-type="float">
            <text:p>0.023541</text:p>
          </table:table-cell>
          <table:table-cell office:value-type="float" office:value="1.080283" calcext:value-type="float">
            <text:p>1.080283</text:p>
          </table:table-cell>
          <table:table-cell office:value-type="float" office:value="3.254304" calcext:value-type="float">
            <text:p>3.254304</text:p>
          </table:table-cell>
          <table:table-cell table:number-columns-repeated="5"/>
        </table:table-row>
        <table:table-row table:style-name="ro1">
          <table:table-cell office:value-type="float" office:value="1.93629" calcext:value-type="float">
            <text:p>1.93629</text:p>
          </table:table-cell>
          <table:table-cell office:value-type="float" office:value="2.464733" calcext:value-type="float">
            <text:p>2.464733</text:p>
          </table:table-cell>
          <table:table-cell office:value-type="float" office:value="4.393609" calcext:value-type="float">
            <text:p>4.393609</text:p>
          </table:table-cell>
          <table:table-cell table:number-columns-repeated="5"/>
        </table:table-row>
        <table:table-row table:style-name="ro1">
          <table:table-cell office:value-type="float" office:value="3.456552" calcext:value-type="float">
            <text:p>3.456552</text:p>
          </table:table-cell>
          <table:table-cell office:value-type="float" office:value="12.960429" calcext:value-type="float">
            <text:p>12.960429</text:p>
          </table:table-cell>
          <table:table-cell office:value-type="float" office:value="5.27837" calcext:value-type="float">
            <text:p>5.27837</text:p>
          </table:table-cell>
          <table:table-cell table:number-columns-repeated="5"/>
        </table:table-row>
        <table:table-row table:style-name="ro1">
          <table:table-cell office:value-type="float" office:value="2.956516" calcext:value-type="float">
            <text:p>2.956516</text:p>
          </table:table-cell>
          <table:table-cell office:value-type="float" office:value="3.147772" calcext:value-type="float">
            <text:p>3.147772</text:p>
          </table:table-cell>
          <table:table-cell office:value-type="float" office:value="4.214381" calcext:value-type="float">
            <text:p>4.214381</text:p>
          </table:table-cell>
          <table:table-cell table:number-columns-repeated="5"/>
        </table:table-row>
        <table:table-row table:style-name="ro1">
          <table:table-cell office:value-type="float" office:value="1.710071" calcext:value-type="float">
            <text:p>1.710071</text:p>
          </table:table-cell>
          <table:table-cell office:value-type="float" office:value="1.957517" calcext:value-type="float">
            <text:p>1.957517</text:p>
          </table:table-cell>
          <table:table-cell office:value-type="float" office:value="4.350641" calcext:value-type="float">
            <text:p>4.350641</text:p>
          </table:table-cell>
          <table:table-cell table:number-columns-repeated="5"/>
        </table:table-row>
        <table:table-row table:style-name="ro1">
          <table:table-cell office:value-type="float" office:value="4.79067" calcext:value-type="float">
            <text:p>4.79067</text:p>
          </table:table-cell>
          <table:table-cell office:value-type="float" office:value="14.268569" calcext:value-type="float">
            <text:p>14.268569</text:p>
          </table:table-cell>
          <table:table-cell office:value-type="float" office:value="5.955973" calcext:value-type="float">
            <text:p>5.955973</text:p>
          </table:table-cell>
          <table:table-cell table:number-columns-repeated="5"/>
        </table:table-row>
        <table:table-row table:style-name="ro1">
          <table:table-cell office:value-type="float" office:value="0.01224" calcext:value-type="float">
            <text:p>0.01224</text:p>
          </table:table-cell>
          <table:table-cell office:value-type="float" office:value="1.014556" calcext:value-type="float">
            <text:p>1.014556</text:p>
          </table:table-cell>
          <table:table-cell office:value-type="float" office:value="2.990022" calcext:value-type="float">
            <text:p>2.990022</text:p>
          </table:table-cell>
          <table:table-cell table:number-columns-repeated="5"/>
        </table:table-row>
        <table:table-row table:style-name="ro1">
          <table:table-cell office:value-type="float" office:value="3.413359" calcext:value-type="float">
            <text:p>3.413359</text:p>
          </table:table-cell>
          <table:table-cell office:value-type="float" office:value="3.670425" calcext:value-type="float">
            <text:p>3.670425</text:p>
          </table:table-cell>
          <table:table-cell office:value-type="float" office:value="4.998972" calcext:value-type="float">
            <text:p>4.998972</text:p>
          </table:table-cell>
          <table:table-cell table:number-columns-repeated="5"/>
        </table:table-row>
        <table:table-row table:style-name="ro1">
          <table:table-cell office:value-type="float" office:value="0.017596" calcext:value-type="float">
            <text:p>0.017596</text:p>
          </table:table-cell>
          <table:table-cell office:value-type="float" office:value="1.053254" calcext:value-type="float">
            <text:p>1.053254</text:p>
          </table:table-cell>
          <table:table-cell office:value-type="float" office:value="0.940839" calcext:value-type="float">
            <text:p>0.940839</text:p>
          </table:table-cell>
          <table:table-cell table:number-columns-repeated="5"/>
        </table:table-row>
        <table:table-row table:style-name="ro1">
          <table:table-cell office:value-type="float" office:value="0.897745" calcext:value-type="float">
            <text:p>0.897745</text:p>
          </table:table-cell>
          <table:table-cell office:value-type="float" office:value="1.612982" calcext:value-type="float">
            <text:p>1.612982</text:p>
          </table:table-cell>
          <table:table-cell office:value-type="float" office:value="5.308542" calcext:value-type="float">
            <text:p>5.308542</text:p>
          </table:table-cell>
          <table:table-cell table:number-columns-repeated="5"/>
        </table:table-row>
        <table:table-row table:style-name="ro1">
          <table:table-cell office:value-type="float" office:value="3.737065" calcext:value-type="float">
            <text:p>3.737065</text:p>
          </table:table-cell>
          <table:table-cell office:value-type="float" office:value="2.884374" calcext:value-type="float">
            <text:p>2.884374</text:p>
          </table:table-cell>
          <table:table-cell office:value-type="float" office:value="5.102228" calcext:value-type="float">
            <text:p>5.102228</text:p>
          </table:table-cell>
          <table:table-cell table:number-columns-repeated="5"/>
        </table:table-row>
        <table:table-row table:style-name="ro1">
          <table:table-cell office:value-type="float" office:value="3.494571" calcext:value-type="float">
            <text:p>3.494571</text:p>
          </table:table-cell>
          <table:table-cell office:value-type="float" office:value="4.438175" calcext:value-type="float">
            <text:p>4.438175</text:p>
          </table:table-cell>
          <table:table-cell office:value-type="float" office:value="5.206839" calcext:value-type="float">
            <text:p>5.206839</text:p>
          </table:table-cell>
          <table:table-cell table:number-columns-repeated="5"/>
        </table:table-row>
        <table:table-row table:style-name="ro1">
          <table:table-cell office:value-type="float" office:value="7.55726" calcext:value-type="float">
            <text:p>7.55726</text:p>
          </table:table-cell>
          <table:table-cell office:value-type="float" office:value="6.601423" calcext:value-type="float">
            <text:p>6.601423</text:p>
          </table:table-cell>
          <table:table-cell office:value-type="float" office:value="5.469717" calcext:value-type="float">
            <text:p>5.469717</text:p>
          </table:table-cell>
          <table:table-cell table:number-columns-repeated="5"/>
        </table:table-row>
        <table:table-row table:style-name="ro1">
          <table:table-cell office:value-type="float" office:value="9.303721" calcext:value-type="float">
            <text:p>9.303721</text:p>
          </table:table-cell>
          <table:table-cell office:value-type="float" office:value="6.028535" calcext:value-type="float">
            <text:p>6.028535</text:p>
          </table:table-cell>
          <table:table-cell office:value-type="float" office:value="5.229541" calcext:value-type="float">
            <text:p>5.229541</text:p>
          </table:table-cell>
          <table:table-cell table:number-columns-repeated="5"/>
        </table:table-row>
        <table:table-row table:style-name="ro1">
          <table:table-cell office:value-type="float" office:value="2.969713" calcext:value-type="float">
            <text:p>2.969713</text:p>
          </table:table-cell>
          <table:table-cell office:value-type="float" office:value="3.700169" calcext:value-type="float">
            <text:p>3.700169</text:p>
          </table:table-cell>
          <table:table-cell office:value-type="float" office:value="4.868392" calcext:value-type="float">
            <text:p>4.868392</text:p>
          </table:table-cell>
          <table:table-cell table:number-columns-repeated="5"/>
        </table:table-row>
        <table:table-row table:style-name="ro1">
          <table:table-cell office:value-type="float" office:value="4.608728" calcext:value-type="float">
            <text:p>4.608728</text:p>
          </table:table-cell>
          <table:table-cell office:value-type="float" office:value="3.319806" calcext:value-type="float">
            <text:p>3.319806</text:p>
          </table:table-cell>
          <table:table-cell office:value-type="float" office:value="5.006597" calcext:value-type="float">
            <text:p>5.006597</text:p>
          </table:table-cell>
          <table:table-cell table:number-columns-repeated="5"/>
        </table:table-row>
        <table:table-row table:style-name="ro1">
          <table:table-cell office:value-type="float" office:value="9.945662" calcext:value-type="float">
            <text:p>9.945662</text:p>
          </table:table-cell>
          <table:table-cell office:value-type="float" office:value="13.594307" calcext:value-type="float">
            <text:p>13.594307</text:p>
          </table:table-cell>
          <table:table-cell office:value-type="float" office:value="4.244414" calcext:value-type="float">
            <text:p>4.244414</text:p>
          </table:table-cell>
          <table:table-cell table:number-columns-repeated="5"/>
        </table:table-row>
        <table:table-row table:style-name="ro1">
          <table:table-cell office:value-type="float" office:value="4.222741" calcext:value-type="float">
            <text:p>4.222741</text:p>
          </table:table-cell>
          <table:table-cell office:value-type="float" office:value="4.469941" calcext:value-type="float">
            <text:p>4.469941</text:p>
          </table:table-cell>
          <table:table-cell office:value-type="float" office:value="4.247311" calcext:value-type="float">
            <text:p>4.247311</text:p>
          </table:table-cell>
          <table:table-cell table:number-columns-repeated="5"/>
        </table:table-row>
        <table:table-row table:style-name="ro1">
          <table:table-cell office:value-type="float" office:value="8.596157" calcext:value-type="float">
            <text:p>8.596157</text:p>
          </table:table-cell>
          <table:table-cell office:value-type="float" office:value="6.581416" calcext:value-type="float">
            <text:p>6.581416</text:p>
          </table:table-cell>
          <table:table-cell office:value-type="float" office:value="4.493157" calcext:value-type="float">
            <text:p>4.493157</text:p>
          </table:table-cell>
          <table:table-cell table:number-columns-repeated="5"/>
        </table:table-row>
        <table:table-row table:style-name="ro1">
          <table:table-cell office:value-type="float" office:value="12.652341" calcext:value-type="float">
            <text:p>12.652341</text:p>
          </table:table-cell>
          <table:table-cell office:value-type="float" office:value="88.828101" calcext:value-type="float">
            <text:p>88.828101</text:p>
          </table:table-cell>
          <table:table-cell office:value-type="float" office:value="3.962088" calcext:value-type="float">
            <text:p>3.962088</text:p>
          </table:table-cell>
          <table:table-cell table:number-columns-repeated="5"/>
        </table:table-row>
        <table:table-row table:style-name="ro1">
          <table:table-cell office:value-type="float" office:value="6.8658" calcext:value-type="float">
            <text:p>6.8658</text:p>
          </table:table-cell>
          <table:table-cell office:value-type="float" office:value="41.3126" calcext:value-type="float">
            <text:p>41.3126</text:p>
          </table:table-cell>
          <table:table-cell office:value-type="float" office:value="5.051347" calcext:value-type="float">
            <text:p>5.051347</text:p>
          </table:table-cell>
          <table:table-cell table:number-columns-repeated="5"/>
        </table:table-row>
        <table:table-row table:style-name="ro1">
          <table:table-cell office:value-type="float" office:value="6.986797" calcext:value-type="float">
            <text:p>6.986797</text:p>
          </table:table-cell>
          <table:table-cell office:value-type="float" office:value="4.793813" calcext:value-type="float">
            <text:p>4.793813</text:p>
          </table:table-cell>
          <table:table-cell office:value-type="float" office:value="4.428787" calcext:value-type="float">
            <text:p>4.428787</text:p>
          </table:table-cell>
          <table:table-cell table:number-columns-repeated="5"/>
        </table:table-row>
        <table:table-row table:style-name="ro1">
          <table:table-cell office:value-type="float" office:value="5.366164" calcext:value-type="float">
            <text:p>5.366164</text:p>
          </table:table-cell>
          <table:table-cell office:value-type="float" office:value="7.850347" calcext:value-type="float">
            <text:p>7.850347</text:p>
          </table:table-cell>
          <table:table-cell office:value-type="float" office:value="4.509762" calcext:value-type="float">
            <text:p>4.509762</text:p>
          </table:table-cell>
          <table:table-cell table:number-columns-repeated="5"/>
        </table:table-row>
        <table:table-row table:style-name="ro1">
          <table:table-cell office:value-type="float" office:value="11.414915" calcext:value-type="float">
            <text:p>11.414915</text:p>
          </table:table-cell>
          <table:table-cell office:value-type="float" office:value="257.843933" calcext:value-type="float">
            <text:p>257.843933</text:p>
          </table:table-cell>
          <table:table-cell office:value-type="float" office:value="4.240301" calcext:value-type="float">
            <text:p>4.240301</text:p>
          </table:table-cell>
          <table:table-cell table:number-columns-repeated="5"/>
        </table:table-row>
        <table:table-row table:style-name="ro1">
          <table:table-cell office:value-type="float" office:value="5.323628" calcext:value-type="float">
            <text:p>5.323628</text:p>
          </table:table-cell>
          <table:table-cell office:value-type="float" office:value="4.055279" calcext:value-type="float">
            <text:p>4.055279</text:p>
          </table:table-cell>
          <table:table-cell office:value-type="float" office:value="4.630118" calcext:value-type="float">
            <text:p>4.630118</text:p>
          </table:table-cell>
          <table:table-cell table:number-columns-repeated="5"/>
        </table:table-row>
        <table:table-row table:style-name="ro1">
          <table:table-cell office:value-type="float" office:value="5.649518" calcext:value-type="float">
            <text:p>5.649518</text:p>
          </table:table-cell>
          <table:table-cell office:value-type="float" office:value="4.351817" calcext:value-type="float">
            <text:p>4.351817</text:p>
          </table:table-cell>
          <table:table-cell office:value-type="float" office:value="4.897474" calcext:value-type="float">
            <text:p>4.897474</text:p>
          </table:table-cell>
          <table:table-cell table:number-columns-repeated="5"/>
        </table:table-row>
        <table:table-row table:style-name="ro1">
          <table:table-cell office:value-type="float" office:value="6.267779" calcext:value-type="float">
            <text:p>6.267779</text:p>
          </table:table-cell>
          <table:table-cell office:value-type="float" office:value="7.428761" calcext:value-type="float">
            <text:p>7.428761</text:p>
          </table:table-cell>
          <table:table-cell office:value-type="float" office:value="4.264225" calcext:value-type="float">
            <text:p>4.264225</text:p>
          </table:table-cell>
          <table:table-cell table:number-columns-repeated="5"/>
        </table:table-row>
        <table:table-row table:style-name="ro1">
          <table:table-cell office:value-type="float" office:value="8.625343" calcext:value-type="float">
            <text:p>8.625343</text:p>
          </table:table-cell>
          <table:table-cell office:value-type="float" office:value="11.592158" calcext:value-type="float">
            <text:p>11.592158</text:p>
          </table:table-cell>
          <table:table-cell office:value-type="float" office:value="4.21347" calcext:value-type="float">
            <text:p>4.21347</text:p>
          </table:table-cell>
          <table:table-cell table:number-columns-repeated="5"/>
        </table:table-row>
        <table:table-row table:style-name="ro1">
          <table:table-cell office:value-type="float" office:value="14.504044" calcext:value-type="float">
            <text:p>14.504044</text:p>
          </table:table-cell>
          <table:table-cell office:value-type="float" office:value="149.21218" calcext:value-type="float">
            <text:p>149.21218</text:p>
          </table:table-cell>
          <table:table-cell office:value-type="float" office:value="3.907855" calcext:value-type="float">
            <text:p>3.907855</text:p>
          </table:table-cell>
          <table:table-cell table:number-columns-repeated="5"/>
        </table:table-row>
        <table:table-row table:style-name="ro1">
          <table:table-cell office:value-type="float" office:value="6.427402" calcext:value-type="float">
            <text:p>6.427402</text:p>
          </table:table-cell>
          <table:table-cell office:value-type="float" office:value="16.087938" calcext:value-type="float">
            <text:p>16.087938</text:p>
          </table:table-cell>
          <table:table-cell office:value-type="float" office:value="3.811601" calcext:value-type="float">
            <text:p>3.811601</text:p>
          </table:table-cell>
          <table:table-cell table:number-columns-repeated="5"/>
        </table:table-row>
        <table:table-row table:style-name="ro1">
          <table:table-cell office:value-type="float" office:value="7.914355" calcext:value-type="float">
            <text:p>7.914355</text:p>
          </table:table-cell>
          <table:table-cell office:value-type="float" office:value="5.854667" calcext:value-type="float">
            <text:p>5.854667</text:p>
          </table:table-cell>
          <table:table-cell office:value-type="float" office:value="4.248154" calcext:value-type="float">
            <text:p>4.248154</text:p>
          </table:table-cell>
          <table:table-cell table:number-columns-repeated="5"/>
        </table:table-row>
        <table:table-row table:style-name="ro1">
          <table:table-cell office:value-type="float" office:value="8.188216" calcext:value-type="float">
            <text:p>8.188216</text:p>
          </table:table-cell>
          <table:table-cell office:value-type="float" office:value="9.3551" calcext:value-type="float">
            <text:p>9.3551</text:p>
          </table:table-cell>
          <table:table-cell office:value-type="float" office:value="4.765922" calcext:value-type="float">
            <text:p>4.765922</text:p>
          </table:table-cell>
          <table:table-cell table:number-columns-repeated="5"/>
        </table:table-row>
        <table:table-row table:style-name="ro1">
          <table:table-cell office:value-type="float" office:value="10.122953" calcext:value-type="float">
            <text:p>10.122953</text:p>
          </table:table-cell>
          <table:table-cell office:value-type="float" office:value="6.464736" calcext:value-type="float">
            <text:p>6.464736</text:p>
          </table:table-cell>
          <table:table-cell office:value-type="float" office:value="4.658893" calcext:value-type="float">
            <text:p>4.658893</text:p>
          </table:table-cell>
          <table:table-cell table:number-columns-repeated="5"/>
        </table:table-row>
        <table:table-row table:style-name="ro1">
          <table:table-cell office:value-type="float" office:value="8.604575" calcext:value-type="float">
            <text:p>8.604575</text:p>
          </table:table-cell>
          <table:table-cell office:value-type="float" office:value="9.377046" calcext:value-type="float">
            <text:p>9.377046</text:p>
          </table:table-cell>
          <table:table-cell office:value-type="float" office:value="4.817537" calcext:value-type="float">
            <text:p>4.817537</text:p>
          </table:table-cell>
          <table:table-cell table:number-columns-repeated="5"/>
        </table:table-row>
        <table:table-row table:style-name="ro1">
          <table:table-cell office:value-type="float" office:value="13.749833" calcext:value-type="float">
            <text:p>13.749833</text:p>
          </table:table-cell>
          <table:table-cell office:value-type="float" office:value="26.41136" calcext:value-type="float">
            <text:p>26.41136</text:p>
          </table:table-cell>
          <table:table-cell office:value-type="float" office:value="4.234102" calcext:value-type="float">
            <text:p>4.234102</text:p>
          </table:table-cell>
          <table:table-cell table:number-columns-repeated="5"/>
        </table:table-row>
        <table:table-row table:style-name="ro1">
          <table:table-cell office:value-type="float" office:value="12.241196" calcext:value-type="float">
            <text:p>12.241196</text:p>
          </table:table-cell>
          <table:table-cell office:value-type="float" office:value="7.69882" calcext:value-type="float">
            <text:p>7.69882</text:p>
          </table:table-cell>
          <table:table-cell office:value-type="float" office:value="4.499853" calcext:value-type="float">
            <text:p>4.499853</text:p>
          </table:table-cell>
          <table:table-cell table:number-columns-repeated="5"/>
        </table:table-row>
        <table:table-row table:style-name="ro1">
          <table:table-cell office:value-type="float" office:value="14.330308" calcext:value-type="float">
            <text:p>14.330308</text:p>
          </table:table-cell>
          <table:table-cell office:value-type="float" office:value="20.73347" calcext:value-type="float">
            <text:p>20.73347</text:p>
          </table:table-cell>
          <table:table-cell office:value-type="float" office:value="3.860013" calcext:value-type="float">
            <text:p>3.860013</text:p>
          </table:table-cell>
          <table:table-cell table:number-columns-repeated="5"/>
        </table:table-row>
        <table:table-row table:style-name="ro1">
          <table:table-cell office:value-type="float" office:value="14.198841" calcext:value-type="float">
            <text:p>14.198841</text:p>
          </table:table-cell>
          <table:table-cell office:value-type="float" office:value="27.157789" calcext:value-type="float">
            <text:p>27.157789</text:p>
          </table:table-cell>
          <table:table-cell office:value-type="float" office:value="4.870888" calcext:value-type="float">
            <text:p>4.870888</text:p>
          </table:table-cell>
          <table:table-cell table:number-columns-repeated="5"/>
        </table:table-row>
        <table:table-row table:style-name="ro1">
          <table:table-cell office:value-type="float" office:value="10.835558" calcext:value-type="float">
            <text:p>10.835558</text:p>
          </table:table-cell>
          <table:table-cell office:value-type="float" office:value="11.644605" calcext:value-type="float">
            <text:p>11.644605</text:p>
          </table:table-cell>
          <table:table-cell office:value-type="float" office:value="4.740573" calcext:value-type="float">
            <text:p>4.740573</text:p>
          </table:table-cell>
          <table:table-cell table:number-columns-repeated="5"/>
        </table:table-row>
        <table:table-row table:style-name="ro1">
          <table:table-cell office:value-type="float" office:value="8.86626" calcext:value-type="float">
            <text:p>8.86626</text:p>
          </table:table-cell>
          <table:table-cell office:value-type="float" office:value="6.978396" calcext:value-type="float">
            <text:p>6.978396</text:p>
          </table:table-cell>
          <table:table-cell office:value-type="float" office:value="3.874314" calcext:value-type="float">
            <text:p>3.874314</text:p>
          </table:table-cell>
          <table:table-cell table:number-columns-repeated="5"/>
        </table:table-row>
        <table:table-row table:style-name="ro1">
          <table:table-cell office:value-type="float" office:value="12.879214" calcext:value-type="float">
            <text:p>12.879214</text:p>
          </table:table-cell>
          <table:table-cell office:value-type="float" office:value="21.310983" calcext:value-type="float">
            <text:p>21.310983</text:p>
          </table:table-cell>
          <table:table-cell office:value-type="float" office:value="4.571001" calcext:value-type="float">
            <text:p>4.571001</text:p>
          </table:table-cell>
          <table:table-cell table:number-columns-repeated="5"/>
        </table:table-row>
        <table:table-row table:style-name="ro1">
          <table:table-cell office:value-type="float" office:value="11.367212" calcext:value-type="float">
            <text:p>11.367212</text:p>
          </table:table-cell>
          <table:table-cell office:value-type="float" office:value="8.4669" calcext:value-type="float">
            <text:p>8.4669</text:p>
          </table:table-cell>
          <table:table-cell office:value-type="float" office:value="4.753718" calcext:value-type="float">
            <text:p>4.753718</text:p>
          </table:table-cell>
          <table:table-cell table:number-columns-repeated="5"/>
        </table:table-row>
        <table:table-row table:style-name="ro1">
          <table:table-cell office:value-type="float" office:value="13.507252" calcext:value-type="float">
            <text:p>13.507252</text:p>
          </table:table-cell>
          <table:table-cell office:value-type="float" office:value="37.95858" calcext:value-type="float">
            <text:p>37.95858</text:p>
          </table:table-cell>
          <table:table-cell office:value-type="float" office:value="4.950142" calcext:value-type="float">
            <text:p>4.950142</text:p>
          </table:table-cell>
          <table:table-cell table:number-columns-repeated="5"/>
        </table:table-row>
        <table:table-row table:style-name="ro1">
          <table:table-cell office:value-type="float" office:value="11.15595" calcext:value-type="float">
            <text:p>11.15595</text:p>
          </table:table-cell>
          <table:table-cell office:value-type="float" office:value="6.732044" calcext:value-type="float">
            <text:p>6.732044</text:p>
          </table:table-cell>
          <table:table-cell office:value-type="float" office:value="4.551938" calcext:value-type="float">
            <text:p>4.551938</text:p>
          </table:table-cell>
          <table:table-cell table:number-columns-repeated="5"/>
        </table:table-row>
        <table:table-row table:style-name="ro1">
          <table:table-cell office:value-type="float" office:value="12.75801" calcext:value-type="float">
            <text:p>12.75801</text:p>
          </table:table-cell>
          <table:table-cell office:value-type="float" office:value="9.51698" calcext:value-type="float">
            <text:p>9.51698</text:p>
          </table:table-cell>
          <table:table-cell office:value-type="float" office:value="5.049353" calcext:value-type="float">
            <text:p>5.04935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20:16.542201342</dc:date>
    <meta:document-statistic meta:table-count="1" meta:cell-count="194" meta:object-count="1"/>
    <meta:generator>LibreOffice/4.2.7.2$Linux_X86_64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legend chart:legend-position="end" svg:x="12.616cm" svg:y="3.705cm" style:legend-expansion="high" chart:style-name="ch2"/>
        <chart:plot-area chart:style-name="ch3" table:cell-range-address="Sheet1.E5:Sheet1.H7" chart:data-source-has-labels="both" svg:x="0.292cm" svg:y="-0.032cm" svg:width="11.978cm" svg:height="8.644cm">
          <chartooo:coordinate-region svg:x="0.913cm" svg:y="0.167cm" svg:width="11.357cm" svg:height="7.798cm"/>
          <chart:axis chart:dimension="x" chart:name="primary-x" chart:style-name="ch4" chartooo:axis-type="auto">
            <chartooo:date-scale/>
            <chart:categories table:cell-range-address="Sheet1.E6:Sheet1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7" chart:label-cell-address="Sheet1.F5:Sheet1.F5" chart:class="chart:bar">
            <chart:data-point chart:repeated="2"/>
          </chart:series>
          <chart:series chart:style-name="ch8" chart:values-cell-range-address="Sheet1.G6:Sheet1.G7" chart:label-cell-address="Sheet1.G5:Sheet1.G5" chart:class="chart:bar">
            <chart:data-point chart:repeated="2"/>
          </chart:series>
          <chart:series chart:style-name="ch9" chart:values-cell-range-address="Sheet1.H6:Sheet1.H7" chart:label-cell-address="Sheet1.H5:Sheet1.H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 (s)</text:p>
                <draw:g>
                  <svg:desc>Sheet1.F5:Sheet1.F5</svg:desc>
                </draw:g>
              </table:table-cell>
              <table:table-cell office:value-type="string">
                <text:p>proporção</text:p>
                <draw:g>
                  <svg:desc>Sheet1.G5:Sheet1.G5</svg:desc>
                </draw:g>
              </table:table-cell>
              <table:table-cell office:value-type="string">
                <text:p>folga deadline (s)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Sheet1.E6:Sheet1.E7</svg:desc>
                </draw:g>
              </table:table-cell>
              <table:table-cell office:value-type="float" office:value="5.67321798333333">
                <text:p>5.67321798333333</text:p>
                <draw:g>
                  <svg:desc>Sheet1.F6:Sheet1.F7</svg:desc>
                </draw:g>
              </table:table-cell>
              <table:table-cell office:value-type="float" office:value="15.4554126166667">
                <text:p>15.4554126166667</text:p>
                <draw:g>
                  <svg:desc>Sheet1.G6:Sheet1.G7</svg:desc>
                </draw:g>
              </table:table-cell>
              <table:table-cell office:value-type="float" office:value="4.81076116666667">
                <text:p>4.81076116666667</text:p>
                <draw:g>
                  <svg:desc>Sheet1.H6:Sheet1.H7</svg:desc>
                </draw:g>
              </table:table-cell>
            </table:table-row>
            <table:table-row>
              <table:table-cell office:value-type="string">
                <text:p>desvio</text:p>
              </table:table-cell>
              <table:table-cell office:value-type="float" office:value="4.84155617208131">
                <text:p>4.84155617208131</text:p>
              </table:table-cell>
              <table:table-cell office:value-type="float" office:value="39.0325388013129">
                <text:p>39.0325388013129</text:p>
              </table:table-cell>
              <table:table-cell office:value-type="float" office:value="2.25518085030698">
                <text:p>2.255180850306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